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06cm" draw:marker-start-width="0.358cm" draw:marker-end-width="0.358cm" draw:fill-color="#eeeeee" draw:textarea-horizontal-align="justify" draw:textarea-vertical-align="middle" draw:auto-grow-height="false" fo:min-height="2.877cm" fo:min-width="8.396cm" fo:padding-top="0.177cm" fo:padding-bottom="0.177cm" fo:padding-left="0.302cm" fo:padding-right="0.302cm"/>
      <style:paragraph-properties style:writing-mode="lr-tb"/>
    </style:style>
    <style:style style:name="gr2" style:family="graphic" style:parent-style-name="standard">
      <style:graphic-properties draw:fill-color="#ff860d" draw:textarea-horizontal-align="justify" draw:textarea-vertical-align="middle" draw:auto-grow-height="false" fo:min-height="1.134cm" fo:min-width="8.5cm"/>
      <style:paragraph-properties style:writing-mode="lr-tb"/>
    </style:style>
    <style:style style:name="gr3" style:family="graphic" style:parent-style-name="standard">
      <style:graphic-properties draw:fill-color="#3465a4" draw:textarea-horizontal-align="justify" draw:textarea-vertical-align="middle" draw:auto-grow-height="false" fo:min-height="1.135cm" fo:min-width="8.5cm"/>
      <style:paragraph-properties style:writing-mode="lr-tb"/>
    </style:style>
    <style:style style:name="gr4" style:family="graphic" style:parent-style-name="standard">
      <style:graphic-properties svg:stroke-width="0.106cm" draw:marker-start-width="0.358cm" draw:marker-end-width="0.358cm" draw:fill-color="#eeeeee" draw:textarea-horizontal-align="justify" draw:textarea-vertical-align="middle" draw:auto-grow-height="false" fo:min-height="2.627cm" fo:min-width="8.396cm" fo:padding-top="0.177cm" fo:padding-bottom="0.177cm" fo:padding-left="0.302cm" fo:padding-right="0.302cm"/>
      <style:paragraph-properties style:writing-mode="lr-tb"/>
    </style:style>
    <style:style style:name="gr5" style:family="graphic" style:parent-style-name="standard">
      <style:graphic-properties draw:fill-color="#3faf46" draw:textarea-horizontal-align="justify" draw:textarea-vertical-align="middle" draw:auto-grow-height="false" fo:min-height="0.75cm" fo:min-width="8cm"/>
      <style:paragraph-properties style:writing-mode="lr-tb"/>
    </style:style>
    <style:style style:name="gr6" style:family="graphic" style:parent-style-name="standard">
      <style:graphic-properties draw:fill-color="#ff860d" draw:textarea-horizontal-align="justify" draw:textarea-vertical-align="middle" draw:auto-grow-height="false" fo:min-height="0.75cm" fo:min-width="8cm"/>
      <style:paragraph-properties style:writing-mode="lr-tb"/>
    </style:style>
    <style:style style:name="gr7" style:family="graphic" style:parent-style-name="objectwithoutfill">
      <style:graphic-properties svg:stroke-width="0.081cm" svg:stroke-color="#3faf46" draw:marker-start-width="0.321cm" draw:marker-end="Arrowheads_20_3" draw:marker-end-width="0.421cm" draw:fill="none" draw:textarea-vertical-align="middle" fo:padding-top="0.165cm" fo:padding-bottom="0.165cm" fo:padding-left="0.29cm" fo:padding-right="0.29cm"/>
    </style:style>
    <style:style style:name="gr8" style:family="graphic" style:parent-style-name="standard">
      <style:graphic-properties svg:stroke-width="0.106cm" draw:marker-start-width="0.358cm" draw:marker-end-width="0.358cm" draw:fill-color="#d4ea6b" draw:textarea-horizontal-align="justify" draw:textarea-vertical-align="middle" draw:auto-grow-height="false" fo:min-height="3.646cm" fo:min-width="6.396cm" fo:padding-top="0.177cm" fo:padding-bottom="0.177cm" fo:padding-left="0.302cm" fo:padding-right="0.302cm"/>
      <style:paragraph-properties style:writing-mode="lr-tb"/>
    </style:style>
    <style:style style:name="gr9" style:family="graphic" style:parent-style-name="objectwithoutfill">
      <style:graphic-properties svg:stroke-width="0.212cm" svg:stroke-color="#729fcf" draw:marker-start-width="0.517cm" draw:marker-end="Arrowheads_20_3" draw:marker-end-width="0.617cm" draw:fill="none" draw:textarea-vertical-align="middle" fo:padding-top="0.23cm" fo:padding-bottom="0.23cm" fo:padding-left="0.355cm" fo:padding-right="0.355cm"/>
    </style:style>
    <style:style style:name="gr10" style:family="graphic" style:parent-style-name="objectwithoutfill">
      <style:graphic-properties svg:stroke-width="0.212cm" svg:stroke-color="#ffb66c" draw:marker-start-width="0.517cm" draw:marker-end="Arrowheads_20_3" draw:marker-end-width="0.617cm" draw:fill="none" draw:textarea-vertical-align="middle" fo:padding-top="0.23cm" fo:padding-bottom="0.23cm" fo:padding-left="0.355cm" fo:padding-right="0.355cm"/>
    </style:style>
    <style:style style:name="gr11" style:family="graphic" style:parent-style-name="objectwithoutfill">
      <style:graphic-properties svg:stroke-width="0.212cm" svg:stroke-color="#d4ea6b" draw:marker-start-width="0.517cm" draw:marker-end="Arrowheads_20_3" draw:marker-end-width="0.617cm" draw:fill="none" draw:textarea-vertical-align="middle" fo:padding-top="0.23cm" fo:padding-bottom="0.23cm" fo:padding-left="0.355cm" fo:padding-right="0.355cm"/>
    </style:style>
    <style:style style:name="gr12" style:family="graphic" style:parent-style-name="standard">
      <style:graphic-properties svg:stroke-width="0.106cm" draw:marker-start-width="0.358cm" draw:marker-end-width="0.358cm" draw:fill-color="#d4ea6b" draw:textarea-horizontal-align="justify" draw:textarea-vertical-align="middle" draw:auto-grow-height="false" fo:min-height="3.627cm" fo:min-width="6.396cm" fo:padding-top="0.177cm" fo:padding-bottom="0.177cm" fo:padding-left="0.302cm" fo:padding-right="0.302cm"/>
      <style:paragraph-properties style:writing-mode="lr-tb"/>
    </style:style>
    <style:style style:name="gr13" style:family="graphic" style:parent-style-name="standard">
      <style:graphic-properties svg:stroke-color="#ffffff" draw:fill-color="#3465a4" draw:textarea-horizontal-align="justify" draw:textarea-vertical-align="middle" draw:auto-grow-height="false" fo:min-height="1.135cm" fo:min-width="8.5cm"/>
      <style:paragraph-properties style:writing-mode="lr-tb"/>
    </style:style>
    <style:style style:name="gr14" style:family="graphic" style:parent-style-name="standard">
      <style:graphic-properties svg:stroke-color="#ffffff" draw:fill-color="#ff3838" draw:textarea-horizontal-align="justify" draw:textarea-vertical-align="middle" draw:auto-grow-height="false" fo:min-height="1.135cm" fo:min-width="8.5cm"/>
      <style:paragraph-properties style:writing-mode="lr-tb"/>
    </style:style>
    <style:style style:name="gr15" style:family="graphic" style:parent-style-name="standard">
      <style:graphic-properties draw:fill-color="#ff860d" draw:textarea-horizontal-align="justify" draw:textarea-vertical-align="middle" draw:auto-grow-height="false" fo:min-height="0.769cm" fo:min-width="8cm"/>
      <style:paragraph-properties style:writing-mode="lr-tb"/>
    </style:style>
    <style:style style:name="gr16" style:family="graphic" style:parent-style-name="standard">
      <style:graphic-properties draw:textarea-horizontal-align="justify" draw:textarea-vertical-align="middle" draw:auto-grow-height="false" fo:min-height="0.376cm" fo:min-width="0cm"/>
    </style:style>
    <style:style style:name="gr17" style:family="graphic" style:parent-style-name="standard">
      <style:graphic-properties svg:stroke-width="0.106cm" draw:marker-start-width="0.358cm" draw:marker-end-width="0.358cm" draw:fill-color="#eeeeee" draw:textarea-horizontal-align="justify" draw:textarea-vertical-align="middle" draw:auto-grow-height="false" fo:min-height="4.127cm" fo:min-width="6.396cm" fo:padding-top="0.177cm" fo:padding-bottom="0.177cm" fo:padding-left="0.302cm" fo:padding-right="0.302cm"/>
      <style:paragraph-properties style:writing-mode="lr-tb"/>
    </style:style>
    <style:style style:name="gr18" style:family="graphic" style:parent-style-name="standard">
      <style:graphic-properties svg:stroke-width="0.106cm" draw:marker-start-width="0.358cm" draw:marker-end-width="0.358cm" draw:fill-color="#d4ea6b" draw:textarea-horizontal-align="justify" draw:textarea-vertical-align="middle" draw:auto-grow-height="false" fo:min-height="4.646cm" fo:min-width="7.396cm" fo:padding-top="0.177cm" fo:padding-bottom="0.177cm" fo:padding-left="0.302cm" fo:padding-right="0.302cm"/>
      <style:paragraph-properties style:writing-mode="lr-tb"/>
    </style:style>
    <style:style style:name="gr19" style:family="graphic" style:parent-style-name="objectwithoutfill">
      <style:graphic-properties svg:stroke-width="0.212cm" svg:stroke-color="#ffa6a6" draw:marker-start-width="0.517cm" draw:marker-end="Arrowheads_20_3" draw:marker-end-width="0.617cm" draw:fill="none" draw:textarea-vertical-align="middle" fo:padding-top="0.23cm" fo:padding-bottom="0.23cm" fo:padding-left="0.355cm" fo:padding-right="0.355cm"/>
    </style:style>
    <style:style style:name="gr20" style:family="graphic" style:parent-style-name="standard">
      <style:graphic-properties svg:stroke-width="0.106cm" draw:marker-start-width="0.358cm" draw:marker-end-width="0.358cm" draw:fill-color="#d4ea6b" draw:textarea-horizontal-align="justify" draw:textarea-vertical-align="middle" draw:auto-grow-height="false" fo:min-height="5.646cm" fo:min-width="8.396cm" fo:padding-top="0.177cm" fo:padding-bottom="0.177cm" fo:padding-left="0.302cm" fo:padding-right="0.302cm"/>
      <style:paragraph-properties style:writing-mode="lr-tb"/>
    </style:style>
    <style:style style:name="gr21" style:family="graphic" style:parent-style-name="standard">
      <style:graphic-properties draw:textarea-horizontal-align="justify" draw:textarea-vertical-align="middle" draw:auto-grow-height="false" fo:min-height="3.75cm" fo:min-width="6.501cm"/>
      <style:paragraph-properties style:writing-mode="lr-tb"/>
    </style:style>
    <style:style style:name="gr22" style:family="graphic" style:parent-style-name="objectwithoutfill">
      <style:graphic-properties svg:stroke-width="0.081cm" svg:stroke-color="#ffb66c" draw:marker-start-width="0.321cm" draw:marker-end="Arrowheads_20_5" draw:marker-end-width="0.421cm" draw:fill="none" draw:textarea-vertical-align="middle" fo:padding-top="0.165cm" fo:padding-bottom="0.165cm" fo:padding-left="0.29cm" fo:padding-right="0.29cm"/>
    </style:style>
    <style:style style:name="gr23" style:family="graphic" style:parent-style-name="standard">
      <style:graphic-properties draw:fill-color="#ff3838" draw:textarea-horizontal-align="justify" draw:textarea-vertical-align="middle" draw:auto-grow-height="false" fo:min-height="2.048cm" fo:min-width="1.798cm" fo:wrap-option="wrap"/>
    </style:style>
    <style:style style:name="gr24" style:family="graphic" style:parent-style-name="objectwithoutfill">
      <style:graphic-properties svg:stroke-width="0.106cm" svg:stroke-color="#ffb66c" draw:marker-start-width="0.358cm" draw:marker-end="Arrowheads_20_5" draw:marker-end-width="0.458cm" draw:fill="none" draw:textarea-vertical-align="middle" fo:padding-top="0.177cm" fo:padding-bottom="0.177cm" fo:padding-left="0.302cm" fo:padding-right="0.302cm"/>
    </style:style>
    <style:style style:name="gr25" style:family="graphic" style:parent-style-name="standard">
      <style:graphic-properties draw:fill-color="#5983b0" draw:textarea-horizontal-align="justify" draw:textarea-vertical-align="middle" draw:auto-grow-height="false" fo:min-height="0.75cm" fo:min-width="8cm"/>
      <style:paragraph-properties style:writing-mode="lr-tb"/>
    </style:style>
    <style:style style:name="gr26" style:family="graphic" style:parent-style-name="standard">
      <style:graphic-properties draw:textarea-horizontal-align="justify" draw:textarea-vertical-align="middle" draw:auto-grow-height="false" fo:min-height="1.751cm" fo:min-width="1.501cm"/>
      <style:paragraph-properties style:writing-mode="lr-tb"/>
    </style:style>
    <style:style style:name="gr27" style:family="graphic" style:parent-style-name="objectwithoutfill">
      <style:graphic-properties svg:stroke-width="0.081cm" svg:stroke-color="#5983b0" draw:marker-start-width="0.321cm" draw:marker-end="Arrowheads_20_5" draw:marker-end-width="0.421cm" draw:fill="none" draw:textarea-vertical-align="middle" fo:padding-top="0.165cm" fo:padding-bottom="0.165cm" fo:padding-left="0.29cm" fo:padding-right="0.29cm"/>
    </style:style>
    <style:style style:name="gr28" style:family="graphic" style:parent-style-name="standard">
      <style:graphic-properties draw:textarea-horizontal-align="justify" draw:textarea-vertical-align="middle" draw:auto-grow-height="false" fo:min-height="0.25cm" fo:min-width="0cm"/>
    </style:style>
    <style:style style:name="gr29" style:family="graphic" style:parent-style-name="standard">
      <style:graphic-properties draw:fill-color="#5983b0" draw:textarea-horizontal-align="justify" draw:textarea-vertical-align="middle" draw:auto-grow-height="false" fo:min-height="0.75cm" fo:min-width="8.5cm"/>
      <style:paragraph-properties style:writing-mode="lr-tb"/>
    </style:style>
    <style:style style:name="gr30" style:family="graphic" style:parent-style-name="standard">
      <style:graphic-properties draw:fill-color="#dee6ef" draw:textarea-horizontal-align="justify" draw:textarea-vertical-align="middle" draw:auto-grow-height="false" fo:min-height="0.75cm" fo:min-width="8.5cm"/>
      <style:paragraph-properties style:writing-mode="lr-tb"/>
    </style:style>
    <style:style style:name="gr31" style:family="graphic" style:parent-style-name="standard">
      <style:graphic-properties svg:stroke-width="0.106cm" draw:marker-start-width="0.358cm" draw:marker-end-width="0.358cm" draw:fill-color="#d4ea6b" draw:textarea-horizontal-align="justify" draw:textarea-vertical-align="middle" draw:auto-grow-height="false" fo:min-height="5.646cm" fo:min-width="6.396cm" fo:padding-top="0.177cm" fo:padding-bottom="0.177cm" fo:padding-left="0.302cm" fo:padding-right="0.302cm"/>
      <style:paragraph-properties style:writing-mode="lr-tb"/>
    </style:style>
    <style:style style:name="gr32" style:family="graphic" style:parent-style-name="standard">
      <style:graphic-properties draw:textarea-horizontal-align="justify" draw:textarea-vertical-align="middle" draw:auto-grow-height="false" fo:min-height="0.751cm" fo:min-width="0.501cm"/>
      <style:paragraph-properties style:writing-mode="lr-tb"/>
    </style:style>
    <style:style style:name="gr33" style:family="graphic" style:parent-style-name="objectwithoutfill">
      <style:graphic-properties svg:stroke-width="0.081cm" svg:stroke-color="#ff860d" draw:marker-start-width="0.321cm" draw:marker-end="Arrowheads_20_5" draw:marker-end-width="0.421cm" draw:fill="none" draw:textarea-vertical-align="middle" fo:padding-top="0.165cm" fo:padding-bottom="0.165cm" fo:padding-left="0.29cm" fo:padding-right="0.29cm"/>
    </style:style>
    <style:style style:name="gr34" style:family="graphic" style:parent-style-name="objectwithoutfill">
      <style:graphic-properties svg:stroke-width="0.081cm" svg:stroke-color="#3faf46" draw:marker-start-width="0.321cm" draw:marker-end="Arrowheads_20_5" draw:marker-end-width="0.421cm" draw:fill="none" draw:textarea-vertical-align="middle" fo:padding-top="0.165cm" fo:padding-bottom="0.165cm" fo:padding-left="0.29cm" fo:padding-right="0.29cm"/>
    </style:style>
    <style:style style:name="gr35" style:family="graphic" style:parent-style-name="standard">
      <style:graphic-properties draw:textarea-horizontal-align="justify" draw:textarea-vertical-align="middle" draw:auto-grow-height="false" fo:min-height="2.751cm" fo:min-width="0.5cm"/>
    </style:style>
    <style:style style:name="gr36" style:family="graphic" style:parent-style-name="objectwithoutfill">
      <style:graphic-properties svg:stroke-width="0.106cm" draw:marker-start-width="0.359cm" draw:marker-end="Arrowheads_20_7" draw:marker-end-width="0.459cm" draw:fill="none" draw:textarea-vertical-align="middle" fo:padding-top="0.178cm" fo:padding-bottom="0.178cm" fo:padding-left="0.303cm" fo:padding-right="0.303cm"/>
    </style:style>
    <style:style style:name="gr37" style:family="graphic" style:parent-style-name="objectwithoutfill">
      <style:graphic-properties svg:stroke-width="0.106cm" draw:marker-start-width="0.359cm" draw:marker-end="Arrowheads_20_8" draw:marker-end-width="0.459cm" draw:fill="none" draw:textarea-vertical-align="middle" fo:padding-top="0.178cm" fo:padding-bottom="0.178cm" fo:padding-left="0.303cm" fo:padding-right="0.303cm"/>
    </style:style>
    <style:style style:name="gr38" style:family="graphic" style:parent-style-name="standard">
      <style:graphic-properties draw:fill-color="#ff0000" draw:textarea-horizontal-align="justify" draw:textarea-vertical-align="middle" draw:auto-grow-height="false" fo:min-height="0.75cm" fo:min-width="8cm"/>
      <style:paragraph-properties style:writing-mode="lr-tb"/>
    </style:style>
    <style:style style:name="gr39" style:family="graphic" style:parent-style-name="standard">
      <style:graphic-properties draw:textarea-horizontal-align="justify" draw:textarea-vertical-align="middle" draw:auto-grow-height="false" fo:min-height="0.751cm" fo:min-width="0.751cm"/>
      <style:paragraph-properties style:writing-mode="lr-tb"/>
    </style:style>
    <style:style style:name="gr40" style:family="graphic" style:parent-style-name="objectwithoutfill">
      <style:graphic-properties svg:stroke-width="0.081cm" svg:stroke-color="#ff0000" draw:marker-start-width="0.321cm" draw:marker-end="Arrowheads_20_5" draw:marker-end-width="0.421cm" draw:fill="none" draw:textarea-vertical-align="middle" fo:padding-top="0.165cm" fo:padding-bottom="0.165cm" fo:padding-left="0.29cm" fo:padding-right="0.29cm"/>
    </style:style>
    <style:style style:name="gr41" style:family="graphic" style:parent-style-name="standard" style:list-style-name="L1">
      <style:graphic-properties draw:fill-color="#3faf46" draw:textarea-horizontal-align="justify" draw:textarea-vertical-align="middle" draw:auto-grow-height="false" fo:min-height="0.75cm" fo:min-width="8cm"/>
      <style:paragraph-properties style:writing-mode="lr-tb"/>
    </style:style>
    <style:style style:name="gr42" style:family="graphic" style:parent-style-name="standard" style:list-style-name="L1">
      <style:graphic-properties draw:fill-color="#3faf46" draw:textarea-horizontal-align="justify" draw:textarea-vertical-align="middle" draw:auto-grow-height="false" fo:min-height="0.75cm" fo:min-width="8cm"/>
      <style:paragraph-properties style:writing-mode="lr-tb"/>
    </style:style>
    <style:style style:name="gr43" style:family="graphic" style:parent-style-name="standard">
      <style:graphic-properties draw:fill-color="#ff3838" draw:textarea-horizontal-align="justify" draw:textarea-vertical-align="middle" draw:auto-grow-height="false" fo:min-height="0.458cm" fo:min-width="0.208cm" fo:wrap-option="wrap"/>
    </style:style>
    <style:style style:name="P1" style:family="paragraph">
      <style:paragraph-properties fo:text-align="center" style:writing-mode="lr-tb"/>
      <style:text-properties fo:color="#000000" loext:opacity="100%" fo:font-size="9pt" fo:font-weight="bold" style:font-weight-asian="bold" style:font-weight-complex="bold"/>
    </style:style>
    <style:style style:name="P2" style:family="paragraph">
      <loext:graphic-properties draw:fill-color="#eeeeee"/>
      <style:paragraph-properties fo:text-align="center" style:writing-mode="lr-tb"/>
      <style:text-properties fo:color="#000000" loext:opacity="100%" fo:font-size="9pt" fo:font-weight="bold" style:font-weight-asian="bold" style:font-weight-complex="bold"/>
    </style:style>
    <style:style style:name="P3" style:family="paragraph">
      <style:paragraph-properties fo:text-align="center" style:writing-mode="lr-tb"/>
      <style:text-properties fo:color="#000000" loext:opacity="100%" fo:font-size="9pt" fo:font-weight="bold"/>
    </style:style>
    <style:style style:name="P4" style:family="paragraph">
      <loext:graphic-properties draw:fill-color="#ff860d"/>
      <style:paragraph-properties fo:text-align="center" style:writing-mode="lr-tb"/>
      <style:text-properties fo:color="#000000" loext:opacity="100%" fo:font-size="9pt" fo:font-weight="bold"/>
    </style:style>
    <style:style style:name="P5" style:family="paragraph">
      <style:paragraph-properties fo:text-align="center" style:writing-mode="lr-tb"/>
      <style:text-properties fo:color="#ffffff" loext:opacity="100%" fo:font-size="9pt" fo:font-weight="bold"/>
    </style:style>
    <style:style style:name="P6" style:family="paragraph">
      <loext:graphic-properties draw:fill-color="#3465a4"/>
      <style:paragraph-properties fo:text-align="center" style:writing-mode="lr-tb"/>
      <style:text-properties fo:color="#ffffff" loext:opacity="100%" fo:font-size="9pt" fo:font-weight="bold"/>
    </style:style>
    <style:style style:name="P7" style:family="paragraph">
      <loext:graphic-properties draw:fill-color="#3faf46"/>
      <style:paragraph-properties fo:text-align="center" style:writing-mode="lr-tb"/>
      <style:text-properties fo:color="#ffffff" loext:opacity="100%" fo:font-size="9pt" fo:font-weight="bold"/>
    </style:style>
    <style:style style:name="P8" style:family="paragraph">
      <loext:graphic-properties draw:fill="none"/>
      <style:paragraph-properties fo:text-align="center"/>
    </style:style>
    <style:style style:name="P9" style:family="paragraph">
      <loext:graphic-properties draw:fill-color="#d4ea6b"/>
      <style:paragraph-properties fo:text-align="center" style:writing-mode="lr-tb"/>
      <style:text-properties fo:color="#000000" loext:opacity="100%" fo:font-size="9pt" fo:font-weight="bold" style:font-weight-asian="bold" style:font-weight-complex="bold"/>
    </style:style>
    <style:style style:name="P10" style:family="paragraph">
      <loext:graphic-properties draw:fill-color="#ff3838"/>
      <style:paragraph-properties fo:text-align="center" style:writing-mode="lr-tb"/>
      <style:text-properties fo:color="#ffffff" loext:opacity="100%" fo:font-size="9pt" fo:font-weight="bold"/>
    </style:style>
    <style:style style:name="P11" style:family="paragraph">
      <style:paragraph-properties fo:text-align="center" style:writing-mode="lr-tb"/>
      <style:text-properties fo:color="#000000" loext:opacity="100%" fo:font-size="8pt" fo:font-weight="bold" style:font-size-asian="8pt" style:font-weight-asian="bold" style:font-size-complex="8pt" style:font-weight-complex="bold"/>
    </style:style>
    <style:style style:name="P12" style:family="paragraph">
      <loext:graphic-properties draw:fill-color="#eeeeee"/>
      <style:paragraph-properties fo:text-align="center" style:writing-mode="lr-tb"/>
      <style:text-properties fo:color="#000000" loext:opacity="100%" fo:font-size="8pt" fo:font-weight="bold" style:font-size-asian="8pt" style:font-weight-asian="bold" style:font-size-complex="8pt" style:font-weight-complex="bold"/>
    </style:style>
    <style:style style:name="P13" style:family="paragraph">
      <style:paragraph-properties fo:text-align="center"/>
    </style:style>
    <style:style style:name="P14" style:family="paragraph">
      <loext:graphic-properties draw:fill-color="#d4ea6b"/>
      <style:paragraph-properties fo:text-align="center" style:writing-mode="lr-tb"/>
      <style:text-properties fo:color="#000000" loext:opacity="100%" fo:font-size="8pt" fo:font-weight="bold" style:font-size-asian="8pt" style:font-weight-asian="bold" style:font-size-complex="8pt" style:font-weight-complex="bold"/>
    </style:style>
    <style:style style:name="P15" style:family="paragraph">
      <style:paragraph-properties fo:text-align="start"/>
    </style:style>
    <style:style style:name="P16" style:family="paragraph">
      <style:paragraph-properties fo:text-align="start"/>
      <style:text-properties fo:font-size="8pt" style:font-size-asian="8pt" style:font-size-complex="8pt"/>
    </style:style>
    <style:style style:name="P17" style:family="paragraph">
      <loext:graphic-properties draw:fill-color="#ff3838"/>
      <style:paragraph-properties fo:text-align="center"/>
    </style:style>
    <style:style style:name="P18" style:family="paragraph">
      <loext:graphic-properties draw:fill-color="#5983b0"/>
      <style:paragraph-properties fo:text-align="center" style:writing-mode="lr-tb"/>
      <style:text-properties fo:color="#ffffff" loext:opacity="100%" fo:font-size="9pt" fo:font-weight="bold"/>
    </style:style>
    <style:style style:name="P19" style:family="paragraph">
      <style:paragraph-properties fo:text-align="center" style:writing-mode="lr-tb"/>
      <style:text-properties fo:color="#355269" loext:opacity="100%" fo:font-size="9pt" fo:font-weight="bold"/>
    </style:style>
    <style:style style:name="P20" style:family="paragraph">
      <loext:graphic-properties draw:fill-color="#dee6ef"/>
      <style:paragraph-properties fo:text-align="center" style:writing-mode="lr-tb"/>
      <style:text-properties fo:color="#355269" loext:opacity="100%" fo:font-size="9pt" fo:font-weight="bold"/>
    </style:style>
    <style:style style:name="P21" style:family="paragraph">
      <style:paragraph-properties fo:margin-left="0cm" fo:margin-right="0cm" fo:margin-top="0cm" fo:margin-bottom="0cm" fo:line-height="100%" fo:text-align="start" fo:text-indent="0cm" style:writing-mode="lr-tb"/>
      <style:text-properties fo:color="#ffffff" loext:opacity="100%" fo:font-size="8pt" fo:font-weight="bold" style:font-size-asian="8pt" style:font-size-complex="8pt"/>
    </style:style>
    <style:style style:name="P22" style:family="paragraph">
      <loext:graphic-properties draw:fill-color="#3faf46"/>
      <style:paragraph-properties fo:text-align="center" style:writing-mode="lr-tb"/>
      <style:text-properties fo:color="#ffffff" loext:opacity="100%" fo:font-size="8pt" fo:font-weight="bold" style:font-size-asian="8pt" style:font-size-complex="8pt"/>
    </style:style>
    <style:style style:name="P23" style:family="paragraph">
      <loext:graphic-properties draw:fill-color="#ff0000"/>
      <style:paragraph-properties fo:text-align="center" style:writing-mode="lr-tb"/>
      <style:text-properties fo:color="#ffffff" loext:opacity="100%" fo:font-size="9pt" fo:font-weight="bold"/>
    </style:style>
    <style:style style:name="P24" style:family="paragraph">
      <loext:graphic-properties draw:fill-color="#3faf46"/>
      <style:paragraph-properties fo:margin-left="0cm" fo:margin-right="0cm" fo:margin-top="0cm" fo:margin-bottom="0cm" fo:line-height="100%" fo:text-align="start" fo:text-indent="0cm" style:writing-mode="lr-tb"/>
      <style:text-properties fo:color="#ffffff" loext:opacity="100%" fo:font-size="8pt" fo:font-weight="bold" style:font-size-asian="8pt" style:font-size-complex="8pt"/>
    </style:style>
    <style:style style:name="T1" style:family="text">
      <style:text-properties fo:color="#000000" loext:opacity="100%" fo:font-size="9pt" fo:font-weight="bold" style:font-weight-asian="bold" style:font-weight-complex="bold"/>
    </style:style>
    <style:style style:name="T2" style:family="text">
      <style:text-properties fo:color="#000000" loext:opacity="100%" fo:font-size="9pt" fo:font-weight="bold"/>
    </style:style>
    <style:style style:name="T3" style:family="text">
      <style:text-properties fo:color="#ffffff" loext:opacity="100%" fo:font-size="9pt" fo:font-weight="bold"/>
    </style:style>
    <style:style style:name="T4" style:family="text">
      <style:text-properties fo:color="#000000" loext:opacity="100%" fo:font-size="8pt" fo:font-weight="bold" style:font-size-asian="8pt" style:font-weight-asian="bold" style:font-size-complex="8pt" style:font-weight-complex="bold"/>
    </style:style>
    <style:style style:name="T5" style:family="text">
      <style:text-properties fo:font-size="8pt" style:font-size-asian="8pt" style:font-size-complex="8pt"/>
    </style:style>
    <style:style style:name="T6" style:family="text">
      <style:text-properties fo:color="#355269" loext:opacity="100%" fo:font-size="9pt" fo:font-weight="bold"/>
    </style:style>
    <style:style style:name="T7" style:family="text">
      <style:text-properties fo:color="#ffffff" loext:opacity="100%" fo:font-size="8pt" fo:font-weight="bold"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9cm" svg:height="3.231cm" svg:x="99.5cm" svg:y="9cm">
          <text:p text:style-name="P1"><text:span text:style-name="T1">Учні секції кіокушинкай настроєні рішуче. Попри відсутність підтримки їхнього проекту адміністрацією, вони таки подають свій проект на конкурс.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layer="layout" svg:width="9cm" svg:height="1.384cm" svg:x="99.5cm" svg:y="12.231cm">
          <text:p text:style-name="P3"><text:span text:style-name="T2">Нехай будуть від школи пропозиції по двох проектах і переможе кращ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6" draw:layer="layout" svg:width="9cm" svg:height="1.385cm" svg:x="99.5cm" svg:y="13.615cm">
          <text:p text:style-name="P5"><text:span text:style-name="T3">Спробую схилити директора до пропозиції каратистів та подати від школи зал для занять східними єдиноборствами</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2" xml:id="id2" draw:id="id2" draw:layer="layout" svg:width="9cm" svg:height="2.981cm" svg:x="13cm" svg:y="32.019cm">
          <text:p text:style-name="P1"><text:span text:style-name="T1">Щоб домогтись влаштування освітлення, потрібно, перш за все, повідомити владу про наявну проблему. До кого звертатимешся в першу черг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7" draw:layer="layout" svg:width="8.5cm" svg:height="1cm" svg:x="13cm" svg:y="36cm">
          <text:p text:style-name="P5"><text:span text:style-name="T3">На гарячу лінію міста 1580</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4" draw:layer="layout" svg:width="8.5cm" svg:height="1cm" svg:x="13cm" svg:y="35cm">
          <text:p text:style-name="P3"><text:span text:style-name="T2">На гарячу лінію ПрАТ "Львівобленерго"</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 draw:text-style-name="P8" draw:layer="layout" draw:type="lines" svg:x1="10cm" svg:y1="31cm" svg:x2="13cm" svg:y2="33.509cm" draw:start-shape="id1" draw:start-glue-point="7" draw:end-shape="id2" draw:end-glue-point="5" svg:d="M10000 31000h502l1945 2509h553" svg:viewBox="0 0 3001 2510">
          <text:p/>
        </draw:connector>
        <draw:custom-shape draw:style-name="gr8" draw:text-style-name="P9" xml:id="id4" draw:id="id4" draw:layer="layout" svg:width="7cm" svg:height="4cm" svg:x="95cm" svg:y="16.75cm">
          <text:p text:style-name="P1"><text:span text:style-name="T1">директор вислухав Тебе та учнів секції і готовий від школи замість вікон подати проект залу єдиноборств, однак просить, щоб ви заручились підтримкою учнівського парламенту та наглядової ради школи</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text-style-name="P8" draw:layer="layout" draw:type="lines" svg:x1="109cm" svg:y1="13.625cm" svg:x2="98.5cm" svg:y2="16.75cm" draw:start-shape="id3" draw:start-glue-point="7" draw:end-shape="id4" draw:end-glue-point="4" svg:d="M109000 13625h502l-11002 2572v553" svg:viewBox="0 0 11003 3126">
          <text:p/>
        </draw:connector>
        <draw:custom-shape draw:style-name="gr8" draw:text-style-name="P9" xml:id="id5" draw:id="id5" draw:layer="layout" svg:width="7cm" svg:height="4cm" svg:x="105cm" svg:y="26.25cm">
          <text:p text:style-name="P1"><text:span text:style-name="T1">проводите збори учнівського парламенту та формуєте спільну позицію від учнівського самоврядування та плануєте винести її на розгляд Наглядової ради школи</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text-style-name="P8" draw:layer="layout" draw:type="lines" svg:x1="94.5cm" svg:y1="27.375cm" svg:x2="105cm" svg:y2="28.25cm" draw:end-shape="id5" draw:end-glue-point="5" svg:d="M94500 27375l9947 875h553" svg:viewBox="0 0 10501 876">
          <text:p/>
        </draw:connector>
        <draw:connector draw:style-name="gr10" draw:text-style-name="P8" draw:layer="layout" draw:type="lines" svg:x1="94.5cm" svg:y1="27.375cm" svg:x2="98.5cm" svg:y2="20.75cm" draw:end-shape="id4" draw:end-glue-point="6" svg:d="M94500 27375l4000-6072v-553" svg:viewBox="0 0 4001 6626">
          <text:p/>
        </draw:connector>
        <draw:connector draw:style-name="gr11" draw:text-style-name="P8" draw:layer="layout" draw:type="lines" svg:x1="102cm" svg:y1="18.75cm" svg:x2="105cm" svg:y2="28.25cm" draw:start-shape="id4" draw:start-glue-point="7" draw:end-shape="id5" draw:end-glue-point="5" svg:d="M102000 18750h555l1892 9500h553" svg:viewBox="0 0 3001 9501">
          <text:p/>
        </draw:connector>
        <draw:custom-shape draw:style-name="gr12" draw:text-style-name="P9" xml:id="id6" draw:id="id6" draw:layer="layout" svg:width="7cm" svg:height="3.981cm" svg:x="114.25cm" svg:y="26.25cm">
          <text:p text:style-name="P1"><text:span text:style-name="T1"><text:s/></text:span><text:span text:style-name="T1">Наглядова рада підтримала пропозицію учнівського парламенту про подання облаштування залу східних єдиноборства на конкурс "Громадський бюджет". Відповідальними за проект визначено керівника секції кіокушинкай та учнівський парламент школи.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1" draw:text-style-name="P8" draw:layer="layout" draw:type="lines" svg:x1="112cm" svg:y1="28.25cm" svg:x2="114.25cm" svg:y2="28.241cm" draw:start-shape="id5" draw:start-glue-point="7" draw:end-shape="id6" draw:end-glue-point="5" svg:d="M112000 28250h555l1142-9h553" svg:viewBox="0 0 2251 10">
          <text:p/>
        </draw:connector>
        <draw:custom-shape draw:style-name="gr1" draw:text-style-name="P2" xml:id="id7" draw:id="id7" draw:layer="layout" svg:width="9cm" svg:height="3.231cm" svg:x="124cm" svg:y="23.865cm">
          <text:p text:style-name="P1"><text:span text:style-name="T1">Визначте (виділіть галочкою) основні кроки, які потрібно зробити, щоб подати проект залу єдиноборств для участі у конкурсі громадського бюджету. (має бути модуль, що спонукає до мультивибор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6" draw:layer="layout" svg:width="9cm" svg:height="1.385cm" svg:x="124cm" svg:y="28.48cm">
          <text:p text:style-name="P5"><text:span text:style-name="T3">ознайомитись з правилами участі та інструкцією по формуванні проектної заявки автором</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6" draw:layer="layout" svg:width="9cm" svg:height="1.385cm" svg:x="124cm" svg:y="29.865cm">
          <text:p text:style-name="P5"><text:span text:style-name="T3">попередньо прорахувати та заповнити відповідно до вимог кошторис проект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10" draw:layer="layout" svg:width="9cm" svg:height="1.385cm" svg:x="124cm" svg:y="31.23cm">
          <text:p text:style-name="P5"><text:span text:style-name="T3">розробити та подати проектно-кошторисну документацію</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6" xml:id="id8" draw:id="id8" draw:layer="layout" svg:width="9cm" svg:height="1.385cm" svg:x="124cm" svg:y="27.115cm">
          <text:p text:style-name="P5"><text:span text:style-name="T3">вияснити чи знаходиться приміщення, де заплановано облаштовувати зал для занять східними єдиноборствами, у власності територіальної громади міст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10" draw:layer="layout" svg:width="9cm" svg:height="1.385cm" svg:x="124cm" svg:y="32.615cm">
          <text:p text:style-name="P5"><text:span text:style-name="T3">зібрати та покласти на спецрахунок 10% від вартості запланованих витрат по проекту, оскільки до участі у конкурсі громадського бюджету допускаються лише проекти на умовах співфінансування</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3" draw:text-style-name="P6" draw:layer="layout" svg:width="9cm" svg:height="1.385cm" svg:x="124cm" svg:y="34cm">
          <text:p text:style-name="P5"><text:span text:style-name="T3">зареєструвати заявку проекту через сайт Громадський бюджет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4" draw:text-style-name="P10" xml:id="id10" draw:id="id10" draw:layer="layout" svg:width="9cm" svg:height="1.385cm" svg:x="124cm" svg:y="35.365cm">
          <text:p text:style-name="P5"><text:span text:style-name="T3">долучити до заявки на участь у конкурсі підписаний договір з підрядною організацією, що реалізує поданий вами проект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10" draw:text-style-name="P8" draw:layer="layout" draw:type="lines" svg:x1="109cm" svg:y1="13.625cm" svg:x2="128.5cm" svg:y2="23.865cm" draw:start-shape="id3" draw:start-glue-point="7" draw:end-shape="id7" draw:end-glue-point="4" svg:d="M109000 13625h502l18998 9686v554" svg:viewBox="0 0 19501 10241">
          <text:p/>
        </draw:connector>
        <draw:connector draw:style-name="gr11" draw:text-style-name="P8" draw:layer="layout" draw:type="lines" svg:x1="121.25cm" svg:y1="28.241cm" svg:x2="124cm" svg:y2="25.481cm" draw:start-shape="id6" draw:start-glue-point="7" draw:end-shape="id7" draw:end-glue-point="5" svg:d="M121250 28241h555l1642-2760h553" svg:viewBox="0 0 2751 2761">
          <text:p/>
        </draw:connector>
        <draw:custom-shape draw:style-name="gr4" draw:text-style-name="P12" draw:layer="layout" svg:width="9cm" svg:height="2.981cm" svg:x="1cm" svg:y="27cm">
          <text:p text:style-name="P11"><text:span text:style-name="T4">Ваш сквер - найкраще місце для споглядання нічного неба, тут буває так темно, що можна побачити Starlinkи. Зорі зорями, а ходити тут сташно - і цвинтар поруч, і собаки з-за парканів гавкають. Колись вздовж алеї були ліхтарі, але вже ніхто <text:s/>і не пригадає коли то було</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4" draw:layer="layout" svg:width="8.5cm" svg:height="1.019cm" svg:x="1cm" svg:y="29.981cm">
          <text:p text:style-name="P3"><text:span text:style-name="T2">Не хочу тут освітлення, люблю зоряне небо</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7" draw:layer="layout" svg:width="8.5cm" svg:height="1cm" svg:x="1cm" svg:y="31cm">
          <text:p text:style-name="P5"><text:span text:style-name="T3">На зорі подивлюсь в Карпатах, а тут спробую домогтись освітлення</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6" draw:text-style-name="P13" xml:id="id3" draw:id="id3" draw:layer="layout" svg:width="1cm" svg:height="1.25cm" svg:x="108cm" svg:y="13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7" draw:text-style-name="P2" draw:layer="layout" svg:width="7cm" svg:height="4.481cm" svg:x="114.25cm" svg:y="21.75cm">
          <text:p text:style-name="P1"><text:span text:style-name="T1">Інформація:</text:span></text:p>
          <text:p text:style-name="P1"><text:span text:style-name="T1"/></text:p>
          <text:p text:style-name="P1"><text:span text:style-name="T1"><text:s/></text:span><text:span text:style-name="T1">Наглядова рада школи - вищий орган громадського самоврядування школи. До складу наглядової ради <text:s/>пропорційно обираються представники педагогічного колективу, учнівського парламенту та батьківського комітету.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9" xml:id="id9" draw:id="id9" draw:layer="layout" svg:width="8cm" svg:height="5cm" svg:x="112cm" svg:y="34.25cm">
          <text:p text:style-name="P1"><text:span text:style-name="T1">Інформація: <text:s/></text:span></text:p>
          <text:p text:style-name="P1"><text:span text:style-name="T1"/></text:p>
          <text:p text:style-name="P1"><text:span text:style-name="T1"><text:s/></text:span><text:span text:style-name="T1">У разі, якщо реалізація проєкту громадського бюджету передбачає використання земельної ділянки, приміщення чи іншого об’єкта, вони повинні належати до власності територіальної громади м. Львова, та не перебувати у користуванні фізичної та/або юридичної особи, засновником якої не є Львівська міська рада. </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9" draw:text-style-name="P8" draw:layer="layout" draw:type="lines" svg:x1="133cm" svg:y1="27.808cm" svg:x2="112cm" svg:y2="36.75cm" draw:start-shape="id8" draw:start-glue-point="7" draw:end-shape="id9" draw:end-glue-point="5" svg:d="M133000 27808h502l-22056 8942h554" svg:viewBox="0 0 22057 8943">
          <text:p/>
        </draw:connector>
        <draw:connector draw:style-name="gr19" draw:text-style-name="P8" draw:layer="layout" draw:type="lines" svg:x1="133cm" svg:y1="36.058cm" svg:x2="113.843cm" svg:y2="53.168cm" draw:start-shape="id10" draw:start-glue-point="7" svg:d="M133000 36058h502l-19659 17110" svg:viewBox="0 0 19660 17111">
          <text:p/>
        </draw:connector>
        <draw:custom-shape draw:style-name="gr17" draw:text-style-name="P2" draw:layer="layout" svg:width="7cm" svg:height="4.481cm" svg:x="105cm" svg:y="21.75cm">
          <text:p text:style-name="P1"><text:span text:style-name="T1">Інформація:</text:span></text:p>
          <text:p text:style-name="P1"><text:span text:style-name="T1"/></text:p>
          <text:p text:style-name="P1"><text:span text:style-name="T1"><text:s/></text:span><text:span text:style-name="T1">Що таке збори учнівського самоврядування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4" xml:id="id15" draw:id="id15" draw:layer="layout" svg:width="9cm" svg:height="6cm" svg:x="27cm" svg:y="33.5cm">
          <text:p text:style-name="P11"><text:span text:style-name="T4">Гаряча лінія 1580 — міська диспетчерська служба, де кожен мешканець Львова може отримати потрібну консультацію та подати звернення. Звернення на Гарячу лінію надсилаються в телефонному режимі, через мобільний додаток або через фесбук-сторінку. Гаряча лінія - чудовий інструмент як оперативно вирішити питання, що не потребують значних вкладень часу та ресурсів: для прикладу замінити згорілу лампочку чи покосити траву, однак для реалізації проектів, що потребують значних ресурсів, краще додатково звернутись письмово чи прийти на прийом до посадових осіб департаменту житлового господарства та інфраструктури.</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1" draw:text-style-name="P16" xml:id="id11" draw:id="id11" draw:layer="layout" svg:width="7cm" svg:height="4cm" svg:x="16cm" svg:y="2cm">
          <text:p text:style-name="P15"><text:span text:style-name="T5">[0]</text:span><text:span text:style-name="T5"><text:line-break/></text:span><text:span text:style-name="T5">Ти - безстрашна людина та </text:span></text:p>
          <text:p text:style-name="P15"><text:span text:style-name="T5">невимовний романтик. </text:span></text:p>
          <text:p text:style-name="P15"><text:span text:style-name="T5">Однак, будь обережним! Україна </text:span></text:p>
          <text:p text:style-name="P15"><text:span text:style-name="T5">станом на 2021 рік займає 3 у</text:span></text:p>
          <text:p text:style-name="P15"><text:span text:style-name="T5"><text:s/></text:span><text:span text:style-name="T5">Європі та 54 місце у світі (зі 135) </text:span></text:p>
          <text:p text:style-name="P15"><text:span text:style-name="T5">за рівнем злочинності, а в освітлених </text:span></text:p>
          <text:p text:style-name="P15"><text:span text:style-name="T5">місцях злочинів трапляється менше.</text:span></text:p>
          <draw:enhanced-geometry svg:viewBox="0 0 21600 21600" draw:text-areas="0 0 21600 21600" draw:type="pentagon-right" draw:modifiers="16197.6860448507" draw:enhanced-path="M 0 0 L ?f0 0 21600 10800 ?f0 21600 0 21600 Z N">
            <draw:equation draw:name="f0" draw:formula="$0 "/>
            <draw:handle draw:handle-position="$0 top" draw:handle-range-x-minimum="0" draw:handle-range-x-maximum="21600"/>
          </draw:enhanced-geometry>
        </draw:custom-shape>
        <draw:connector draw:style-name="gr22" draw:text-style-name="P8" draw:layer="layout" draw:type="lines" svg:x1="10cm" svg:y1="31cm" svg:x2="16cm" svg:y2="4cm" draw:start-shape="id1" draw:start-glue-point="7" draw:end-shape="id11" draw:end-glue-point="3" svg:d="M10000 31000h502l4997-27000h501" svg:viewBox="0 0 6001 27001">
          <text:p/>
        </draw:connector>
        <draw:custom-shape draw:style-name="gr23" draw:text-style-name="P17" xml:id="id12" draw:id="id12" draw:layer="layout" svg:width="3.25cm" svg:height="3.25cm" svg:x="79.25cm" svg:y="28.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4" draw:text-style-name="P8" draw:layer="layout" draw:type="lines" draw:line-skew="0cm -23.574cm" svg:x1="23cm" svg:y1="4cm" svg:x2="80.875cm" svg:y2="28.075cm" draw:start-shape="id11" draw:start-glue-point="1" draw:end-shape="id12" draw:end-glue-point="4" svg:d="M23000 4000h502 57373v24075" svg:viewBox="0 0 57876 24076">
          <text:p/>
        </draw:connector>
        <draw:custom-shape draw:style-name="gr25" draw:text-style-name="P18" draw:layer="layout" svg:width="8.5cm" svg:height="1cm" svg:x="13cm" svg:y="37cm">
          <text:p text:style-name="P5"><text:span text:style-name="T3">На урядову гарячу лінію 1545</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6" draw:text-style-name="P16" xml:id="id14" draw:id="id14" draw:layer="layout" svg:width="2cm" svg:height="2cm" svg:x="24cm" svg:y="35.5cm">
          <text:p text:style-name="P15"><text:span text:style-name="T5">20</text:span></text:p>
          <draw:enhanced-geometry svg:viewBox="0 0 21600 21600" draw:text-areas="0 0 21600 21600" draw:type="pentagon-right" draw:modifiers="2698.65067466267" draw:enhanced-path="M 0 0 L ?f0 0 21600 10800 ?f0 21600 0 21600 Z N">
            <draw:equation draw:name="f0" draw:formula="$0 "/>
            <draw:handle draw:handle-position="$0 top" draw:handle-range-x-minimum="0" draw:handle-range-x-maximum="21600"/>
          </draw:enhanced-geometry>
        </draw:custom-shape>
        <draw:connector draw:style-name="gr7" draw:text-style-name="P8" draw:layer="layout" draw:type="lines" svg:x1="22cm" svg:y1="36.5cm" svg:x2="24cm" svg:y2="36.5cm" draw:start-shape="id13" draw:start-glue-point="7" draw:end-shape="id14" draw:end-glue-point="3" svg:d="M22000 36500h502 997 501" svg:viewBox="0 0 2001 1">
          <text:p/>
        </draw:connector>
        <draw:connector draw:style-name="gr7" draw:text-style-name="P8" draw:layer="layout" draw:type="lines" svg:x1="26cm" svg:y1="36.5cm" svg:x2="27cm" svg:y2="36.5cm" draw:start-shape="id14" draw:start-glue-point="1" draw:end-shape="id15" draw:end-glue-point="5" svg:d="M26000 36500h502-55 553" svg:viewBox="0 0 1001 1">
          <text:p/>
        </draw:connector>
        <draw:custom-shape draw:style-name="gr20" draw:text-style-name="P14" xml:id="id17" draw:id="id17" draw:layer="layout" svg:width="9cm" svg:height="6cm" svg:x="27cm" svg:y="26cm">
          <text:p text:style-name="P11"><text:span text:style-name="T4">Львівобленерго - приватне акціонерне товариство, що надає послуги з розподілу електричної енергії споживачам міста Львова та області, воно забезпечує електроенергією близько мільйона споживачів. Львівобленерго не займається зовнішнім освітленням. За зовнішнє освітлення в місті безпосередньо відповідає Львівське комунальне підприємство "Львівсвітло", яке підпорядковується департаменту житлового господарства та інфраструктури.</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0" draw:text-style-name="P14" xml:id="id19" draw:id="id19" draw:layer="layout" svg:width="9cm" svg:height="6cm" svg:x="27cm" svg:y="41cm">
          <text:p text:style-name="P11"><text:span text:style-name="T4">Урядова гаряча лінія - механізм для взаємодії Уряду з громадянами, що дозволяє оперативно вирішувати проблемні питання, які порушуються у зверненнях громадян, одержані звернення надсилаються органам виконавчої влади відповідно до компетенції, в Твому випадку - до департаменту житлового господарства та інфраструктури Львівської міської ради. Звичайно, можна на Урядовій гарячій лінії залишити звернення, що Тебе турбує, але якщо Ти точно знаєш, що питання стосується саме Львова, краще телефонуй - 1580.</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2" draw:text-style-name="P8" draw:layer="layout" draw:type="lines" svg:x1="22cm" svg:y1="36.5cm" svg:x2="24cm" svg:y2="29cm" draw:start-shape="id13" draw:start-glue-point="7" draw:end-shape="id16" draw:end-glue-point="3" svg:d="M22000 36500h502l997-7500h501" svg:viewBox="0 0 2001 7501">
          <text:p/>
        </draw:connector>
        <draw:custom-shape draw:style-name="gr26" draw:text-style-name="P16" xml:id="id16" draw:id="id16" draw:layer="layout" svg:width="2cm" svg:height="2cm" svg:x="24cm" svg:y="28cm">
          <text:p text:style-name="P15"><text:span text:style-name="T5">0</text:span></text:p>
          <draw:enhanced-geometry svg:viewBox="0 0 21600 21600" draw:text-areas="0 0 21600 21600" draw:type="pentagon-right" draw:modifiers="2698.65067466267" draw:enhanced-path="M 0 0 L ?f0 0 21600 10800 ?f0 21600 0 21600 Z N">
            <draw:equation draw:name="f0" draw:formula="$0 "/>
            <draw:handle draw:handle-position="$0 top" draw:handle-range-x-minimum="0" draw:handle-range-x-maximum="21600"/>
          </draw:enhanced-geometry>
        </draw:custom-shape>
        <draw:custom-shape draw:style-name="gr26" draw:text-style-name="P16" xml:id="id18" draw:id="id18" draw:layer="layout" svg:width="2cm" svg:height="2cm" svg:x="24cm" svg:y="43cm">
          <text:p text:style-name="P15"><text:span text:style-name="T5">10</text:span></text:p>
          <draw:enhanced-geometry svg:viewBox="0 0 21600 21600" draw:text-areas="0 0 21600 21600" draw:type="pentagon-right" draw:modifiers="2698.65067466267" draw:enhanced-path="M 0 0 L ?f0 0 21600 10800 ?f0 21600 0 21600 Z N">
            <draw:equation draw:name="f0" draw:formula="$0 "/>
            <draw:handle draw:handle-position="$0 top" draw:handle-range-x-minimum="0" draw:handle-range-x-maximum="21600"/>
          </draw:enhanced-geometry>
        </draw:custom-shape>
        <draw:connector draw:style-name="gr22" draw:text-style-name="P8" draw:layer="layout" draw:type="lines" svg:x1="26cm" svg:y1="29cm" svg:x2="27cm" svg:y2="29cm" draw:start-shape="id16" draw:start-glue-point="1" draw:end-shape="id17" draw:end-glue-point="5" svg:d="M26000 29000h502-55 553" svg:viewBox="0 0 1001 1">
          <text:p/>
        </draw:connector>
        <draw:connector draw:style-name="gr27" draw:text-style-name="P8" draw:layer="layout" draw:type="lines" svg:x1="22cm" svg:y1="36.5cm" svg:x2="24cm" svg:y2="44cm" draw:start-shape="id13" draw:start-glue-point="7" draw:end-shape="id18" draw:end-glue-point="3" svg:d="M22000 36500h502l997 7500h501" svg:viewBox="0 0 2001 7501">
          <text:p/>
        </draw:connector>
        <draw:connector draw:style-name="gr27" draw:text-style-name="P8" draw:layer="layout" draw:type="lines" svg:x1="26cm" svg:y1="44cm" svg:x2="27cm" svg:y2="44cm" draw:start-shape="id18" draw:start-glue-point="1" draw:end-shape="id19" draw:end-glue-point="5" svg:d="M26000 44000h502-55 553" svg:viewBox="0 0 1001 1">
          <text:p/>
        </draw:connector>
        <draw:connector draw:style-name="gr22" draw:text-style-name="P8" draw:layer="layout" draw:type="lines" draw:line-skew="1.446cm" svg:x1="36cm" svg:y1="29cm" svg:x2="38.012cm" svg:y2="4.057cm" draw:start-shape="id17" draw:start-glue-point="7" svg:d="M36000 29000h2000l12-24943" svg:viewBox="0 0 2013 24944">
          <text:p/>
        </draw:connector>
        <draw:custom-shape draw:style-name="gr4" draw:text-style-name="P2" xml:id="id20" draw:id="id20" draw:layer="layout" svg:width="9cm" svg:height="2.981cm" svg:x="38cm" svg:y="35.03cm">
          <text:p text:style-name="P1"><text:span text:style-name="T1">Щоб домогтись влаштування освітлення, потрібно, перш за все, повідомити владу про наявну проблему. До кого звертатимешся в першу чергу?</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7" draw:text-style-name="P8" draw:layer="layout" draw:type="lines" svg:x1="36cm" svg:y1="36.5cm" svg:x2="38cm" svg:y2="36.52cm" draw:start-shape="id15" draw:start-glue-point="7" draw:end-shape="id20" draw:end-glue-point="5" svg:d="M36000 36500h554l893 20h553" svg:viewBox="0 0 2001 21">
          <text:p/>
        </draw:connector>
        <draw:connector draw:style-name="gr27" draw:text-style-name="P8" draw:layer="layout" draw:type="lines" svg:x1="36cm" svg:y1="44cm" svg:x2="38cm" svg:y2="36.52cm" draw:start-shape="id19" draw:start-glue-point="7" draw:end-shape="id20" draw:end-glue-point="5" svg:d="M36000 44000h554l893-7480h553" svg:viewBox="0 0 2001 7481">
          <text:p/>
        </draw:connector>
        <draw:custom-shape draw:style-name="gr28" draw:text-style-name="P13" xml:id="id1" draw:id="id1" draw:layer="layout" svg:width="1cm" svg:height="1cm" svg:x="9cm" svg:y="30.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8" draw:text-style-name="P13" xml:id="id13" draw:id="id13" draw:layer="layout" svg:width="1cm" svg:height="1cm" svg:x="21cm" svg:y="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9" draw:text-style-name="P18" xml:id="id21" draw:id="id21" draw:layer="layout" svg:width="9cm" svg:height="1cm" svg:x="38cm" svg:y="38.011cm">
          <text:p text:style-name="P5"><text:span text:style-name="T3">Підготувати колективне звернення до Львівського міського голови</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 draw:text-style-name="P20" xml:id="id23" draw:id="id23" draw:layer="layout" svg:width="9cm" svg:height="1cm" svg:x="38cm" svg:y="39.011cm">
          <text:p text:style-name="P19"><text:span text:style-name="T6">Прийти на особистий прийом посадових осіб департаменту житлово-комунального господарств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9" draw:text-style-name="P18" xml:id="id25" draw:id="id25" draw:layer="layout" svg:width="9cm" svg:height="1cm" svg:x="38cm" svg:y="40.011cm">
          <text:p text:style-name="P5"><text:span text:style-name="T3">Запросити депутатів на зустріч з мешканцями мікрорайон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0" draw:text-style-name="P20" xml:id="id27" draw:id="id27" draw:layer="layout" svg:width="9cm" svg:height="1cm" svg:x="38cm" svg:y="41.011cm">
          <text:p text:style-name="P19"><text:span text:style-name="T6">Записатись на прийом до керівника ЛКП (ЖЕК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14" xml:id="id22" draw:id="id22" draw:layer="layout" svg:width="7cm" svg:height="6cm" svg:x="51cm" svg:y="26.511cm">
          <text:p text:style-name="P11"><text:span text:style-name="T4">немає</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1" draw:text-style-name="P14" xml:id="id24" draw:id="id24" draw:layer="layout" svg:width="7cm" svg:height="6cm" svg:x="51cm" svg:y="33.511cm">
          <text:p text:style-name="P11"><text:span text:style-name="T4">Саме у профільному департаменті затверджуються списки обєктів на ремонти на наступний бюджетний рік, тому дуже важливо прийти сюди на прийом та роз'яснити важливість вирішення Твого питання у найближчий час. Зазвичай, титульні списки (плани робіт), що виконуватимуться в місті, завтверджуються наприкінці старого, початку нового календарного року.</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7" draw:text-style-name="P8" draw:layer="layout" draw:type="lines" svg:x1="47cm" svg:y1="38.511cm" svg:x2="51cm" svg:y2="29.511cm" draw:start-shape="id21" draw:start-glue-point="7" draw:end-shape="id22" draw:end-glue-point="5" svg:d="M47000 38511h502l2945-9000h553" svg:viewBox="0 0 4001 9001">
          <text:p/>
        </draw:connector>
        <draw:connector draw:style-name="gr27" draw:text-style-name="P8" draw:layer="layout" draw:type="lines" svg:x1="47cm" svg:y1="39.511cm" svg:x2="51cm" svg:y2="36.511cm" draw:start-shape="id23" draw:start-glue-point="7" draw:end-shape="id24" draw:end-glue-point="5" svg:d="M47000 39511h502l2945-3000h553" svg:viewBox="0 0 4001 3001">
          <text:p/>
        </draw:connector>
        <draw:custom-shape draw:style-name="gr31" draw:text-style-name="P14" xml:id="id26" draw:id="id26" draw:layer="layout" svg:width="7cm" svg:height="6cm" svg:x="51cm" svg:y="40.511cm">
          <text:p text:style-name="P11"><text:span text:style-name="T4">Депутати місцевої ради - <text:s/>представники громади на певній території, вони в межах своїх повноважень допомагають мешканцям вирішувати місцеві проблеми. Контакти депутатів можна знайти на сайті депутатів Львівської міської ради, та попередньо проговоривши - запросити на зустріч з виборцями. <text:s/>Такі зустрічі часто приводять до бажаного результату, тож дуже рекомендуємо їх проводити. Окрім того, на таких зустрічах знайомляться між собою та гуртуються мешканці.</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7" draw:text-style-name="P8" draw:layer="layout" draw:type="lines" svg:x1="47cm" svg:y1="40.511cm" svg:x2="51cm" svg:y2="43.511cm" draw:start-shape="id25" draw:start-glue-point="7" draw:end-shape="id26" draw:end-glue-point="5" svg:d="M47000 40511h502l2945 3000h553" svg:viewBox="0 0 4001 3001">
          <text:p/>
        </draw:connector>
        <draw:custom-shape draw:style-name="gr31" draw:text-style-name="P14" xml:id="id28" draw:id="id28" draw:layer="layout" svg:width="7cm" svg:height="6cm" svg:x="51cm" svg:y="47.511cm">
          <text:p text:style-name="P11"><text:span text:style-name="T4">Питання освітлення вулиць не належить до компетенцій ЛКП (ЖЕК), навіть, коли вони знаходяться на території, яку обслуговує ЛКП, в них на це немає ні ресурсів, ні повноважень. Це питання - повноваження ЛКП "Львівсвітло"</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7" draw:text-style-name="P8" draw:layer="layout" draw:type="lines" svg:x1="47cm" svg:y1="41.511cm" svg:x2="51cm" svg:y2="50.511cm" draw:start-shape="id27" draw:start-glue-point="7" draw:end-shape="id28" draw:end-glue-point="5" svg:d="M47000 41511h502l2945 9000h553" svg:viewBox="0 0 4001 9001">
          <text:p/>
        </draw:connector>
        <draw:custom-shape draw:style-name="gr4" draw:text-style-name="P12" xml:id="id29" draw:id="id29" draw:layer="layout" svg:width="9cm" svg:height="2.981cm" svg:x="60cm" svg:y="26.511cm">
          <text:p text:style-name="P11"><text:span text:style-name="T4">Як підготувати колективне звернення</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4" draw:layer="layout" svg:width="8.5cm" svg:height="1.019cm" svg:x="60cm" svg:y="30.511cm">
          <text:p text:style-name="P3"><text:span text:style-name="T2">Написати в ФБ і зібрати багато лайків</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22" draw:layer="layout" svg:width="8.5cm" svg:height="1cm" svg:x="60cm" svg:y="29.511cm">
          <text:p text:style-name="P21"><text:span text:style-name="T7">Підготую текст про необхідність влаштування освітлення та зберу підписи від мешканців прилеглих вулиць</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27" draw:text-style-name="P8" draw:layer="layout" draw:type="lines" svg:x1="58cm" svg:y1="29.511cm" svg:x2="60cm" svg:y2="28.001cm" draw:start-shape="id22" draw:start-glue-point="7" draw:end-shape="id29" draw:end-glue-point="5" svg:d="M58000 29511h554l893-1510h553" svg:viewBox="0 0 2001 1511">
          <text:p/>
        </draw:connector>
        <draw:custom-shape draw:style-name="gr32" draw:text-style-name="P16" xml:id="id32" draw:id="id32" draw:layer="layout" svg:width="1cm" svg:height="1cm" svg:x="70cm" svg:y="29.011cm">
          <text:p text:style-name="P15"><text:span text:style-name="T5">1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3" draw:text-style-name="P8" draw:layer="layout" draw:type="lines" svg:x1="69cm" svg:y1="31.011cm" svg:x2="70cm" svg:y2="31.011cm" draw:start-shape="id30" draw:start-glue-point="7" draw:end-shape="id31" draw:end-glue-point="3" svg:d="M69000 31011h502-3 501" svg:viewBox="0 0 1001 1">
          <text:p/>
        </draw:connector>
        <draw:custom-shape draw:style-name="gr32" draw:text-style-name="P16" xml:id="id31" draw:id="id31" draw:layer="layout" svg:width="1cm" svg:height="1cm" svg:x="70cm" svg:y="30.5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4" draw:text-style-name="P8" draw:layer="layout" draw:type="lines" svg:x1="69cm" svg:y1="31.011cm" svg:x2="70cm" svg:y2="29.511cm" draw:start-shape="id30" draw:start-glue-point="7" draw:end-shape="id32" draw:end-glue-point="3" svg:d="M69000 31011h502l-3-1500h501" svg:viewBox="0 0 1001 1501">
          <text:p/>
        </draw:connector>
        <draw:custom-shape draw:style-name="gr35" draw:text-style-name="P13" xml:id="id33" draw:id="id33" draw:layer="layout" svg:width="1.5cm" svg:height="3cm" svg:x="75cm" svg:y="38.011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connector draw:style-name="gr36" draw:text-style-name="P8" xml:id="id34" draw:id="id34" draw:layer="layout" svg:x1="76.5cm" svg:y1="39.511cm" svg:x2="42.642cm" svg:y2="24.077cm" draw:start-shape="id33" draw:start-glue-point="1" svg:d="M76500 39511h502v-15434h-34360" svg:viewBox="0 0 34361 15435">
          <text:p/>
        </draw:connector>
        <draw:connector draw:style-name="gr37" draw:text-style-name="P8" draw:layer="layout" draw:type="line" svg:x1="42.642cm" svg:y1="24.077cm" svg:x2="42.5cm" svg:y2="35.03cm" draw:start-shape="id34" draw:start-glue-point="3" draw:end-shape="id20" draw:end-glue-point="4" svg:d="M42642 24077l-142 10953" svg:viewBox="0 0 143 10954">
          <text:p/>
        </draw:connector>
        <draw:connector draw:style-name="gr34" draw:text-style-name="P8" draw:layer="layout" draw:type="lines" svg:x1="71cm" svg:y1="29.511cm" svg:x2="75cm" svg:y2="39.511cm" draw:start-shape="id32" draw:start-glue-point="1" draw:end-shape="id33" draw:end-glue-point="3" svg:d="M71000 29511h502l2997 10000h501" svg:viewBox="0 0 4001 10001">
          <text:p/>
        </draw:connector>
        <draw:connector draw:style-name="gr33" draw:text-style-name="P8" draw:layer="layout" draw:type="lines" svg:x1="71cm" svg:y1="31.011cm" svg:x2="75cm" svg:y2="39.511cm" draw:start-shape="id31" draw:start-glue-point="1" draw:end-shape="id33" draw:end-glue-point="3" svg:d="M71000 31011h502l2997 8500h501" svg:viewBox="0 0 4001 8501">
          <text:p/>
        </draw:connector>
        <draw:custom-shape draw:style-name="gr38" draw:text-style-name="P23" draw:layer="layout" svg:width="8.5cm" svg:height="1cm" svg:x="60cm" svg:y="31.511cm">
          <text:p text:style-name="P5"><text:span text:style-name="T3">Писати звернення - не моя сильна сторон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9" draw:text-style-name="P16" xml:id="id35" draw:id="id35" draw:layer="layout" svg:width="1.25cm" svg:height="1cm" svg:x="70cm" svg:y="32.0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40" draw:text-style-name="P8" draw:layer="layout" draw:type="lines" svg:x1="69cm" svg:y1="31.011cm" svg:x2="70cm" svg:y2="32.511cm" draw:start-shape="id30" draw:start-glue-point="7" draw:end-shape="id35" draw:end-glue-point="3" svg:d="M69000 31011h502l-3 1500h501" svg:viewBox="0 0 1001 1501">
          <text:p/>
        </draw:connector>
        <draw:custom-shape draw:style-name="gr28" draw:text-style-name="P13" xml:id="id30" draw:id="id30" draw:layer="layout" svg:width="1cm" svg:height="1cm" svg:x="68cm" svg:y="30.511cm">
          <text:p/>
          <draw:enhanced-geometry svg:viewBox="0 0 21600 21600" draw:glue-points="10800 0 0 10800 10800 21600 21600 10800" draw:text-areas="5400 5400 16200 16200" draw:type="diamond" draw:enhanced-path="M 10800 0 L 21600 10800 10800 21600 0 10800 10800 0 Z N"/>
        </draw:custom-shape>
        <draw:connector draw:style-name="gr40" draw:text-style-name="P8" draw:layer="layout" draw:type="lines" svg:x1="71.25cm" svg:y1="32.511cm" svg:x2="75cm" svg:y2="39.511cm" draw:start-shape="id35" draw:start-glue-point="1" draw:end-shape="id33" draw:end-glue-point="3" svg:d="M71250 32511h502l2747 7000h501" svg:viewBox="0 0 3751 7001">
          <text:p/>
        </draw:connector>
        <draw:custom-shape draw:style-name="gr4" draw:text-style-name="P12" xml:id="id40" draw:id="id40" draw:layer="layout" svg:width="9cm" svg:height="2.981cm" svg:x="60cm" svg:y="33.511cm">
          <text:p text:style-name="P11"><text:span text:style-name="T4">Як прийти на прийом</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4" draw:layer="layout" svg:width="8.5cm" svg:height="1.019cm" svg:x="60cm" svg:y="37.511cm">
          <text:p text:style-name="P3"><text:span text:style-name="T2">Подзвоню в приймальню</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1" draw:text-style-name="P24" draw:layer="layout" svg:width="8.5cm" svg:height="1cm" svg:x="60cm" svg:y="36.511cm">
          <text:p text:style-name="P21"><text:span text:style-name="T7">Запишусь на прийом через онлайн-форму на сайті Львівської міської ради</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2" draw:text-style-name="P16" xml:id="id38" draw:id="id38" draw:layer="layout" svg:width="1cm" svg:height="1cm" svg:x="70cm" svg:y="36.011cm">
          <text:p text:style-name="P15"><text:span text:style-name="T5">1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3" draw:text-style-name="P8" draw:layer="layout" draw:type="lines" svg:x1="69cm" svg:y1="38.011cm" svg:x2="70cm" svg:y2="38.011cm" draw:start-shape="id36" draw:start-glue-point="7" draw:end-shape="id37" draw:end-glue-point="3" svg:d="M69000 38011h502-3 501" svg:viewBox="0 0 1001 1">
          <text:p/>
        </draw:connector>
        <draw:custom-shape draw:style-name="gr32" draw:text-style-name="P16" xml:id="id37" draw:id="id37" draw:layer="layout" svg:width="1cm" svg:height="1cm" svg:x="70cm" svg:y="37.5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4" draw:text-style-name="P8" draw:layer="layout" draw:type="lines" svg:x1="69cm" svg:y1="38.011cm" svg:x2="70cm" svg:y2="36.511cm" draw:start-shape="id36" draw:start-glue-point="7" draw:end-shape="id38" draw:end-glue-point="3" svg:d="M69000 38011h502l-3-1500h501" svg:viewBox="0 0 1001 1501">
          <text:p/>
        </draw:connector>
        <draw:custom-shape draw:style-name="gr38" draw:text-style-name="P23" draw:layer="layout" svg:width="8.5cm" svg:height="1cm" svg:x="60cm" svg:y="38.511cm">
          <text:p text:style-name="P5"><text:span text:style-name="T3">Я вже отримав одну відмову від департаменту, навіщо йти знову</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9" draw:text-style-name="P16" xml:id="id39" draw:id="id39" draw:layer="layout" svg:width="1.25cm" svg:height="1cm" svg:x="70cm" svg:y="39.0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40" draw:text-style-name="P8" draw:layer="layout" draw:type="lines" svg:x1="69cm" svg:y1="38.011cm" svg:x2="70cm" svg:y2="39.511cm" draw:start-shape="id36" draw:start-glue-point="7" draw:end-shape="id39" draw:end-glue-point="3" svg:d="M69000 38011h502l-3 1500h501" svg:viewBox="0 0 1001 1501">
          <text:p/>
        </draw:connector>
        <draw:custom-shape draw:style-name="gr28" draw:text-style-name="P13" xml:id="id36" draw:id="id36" draw:layer="layout" svg:width="1cm" svg:height="1cm" svg:x="68cm" svg:y="37.51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4" draw:text-style-name="P8" draw:layer="layout" draw:type="lines" svg:x1="71cm" svg:y1="36.511cm" svg:x2="75cm" svg:y2="39.511cm" draw:start-shape="id38" draw:start-glue-point="1" draw:end-shape="id33" draw:end-glue-point="3" svg:d="M71000 36511h502l2997 3000h501" svg:viewBox="0 0 4001 3001">
          <text:p/>
        </draw:connector>
        <draw:connector draw:style-name="gr33" draw:text-style-name="P8" draw:layer="layout" draw:type="lines" svg:x1="71cm" svg:y1="38.011cm" svg:x2="75cm" svg:y2="39.511cm" draw:start-shape="id37" draw:start-glue-point="1" draw:end-shape="id33" draw:end-glue-point="3" svg:d="M71000 38011h502l2997 1500h501" svg:viewBox="0 0 4001 1501">
          <text:p/>
        </draw:connector>
        <draw:connector draw:style-name="gr40" draw:text-style-name="P8" draw:layer="layout" draw:type="lines" svg:x1="71.25cm" svg:y1="39.511cm" svg:x2="75cm" svg:y2="39.511cm" draw:start-shape="id39" draw:start-glue-point="1" draw:end-shape="id33" draw:end-glue-point="3" svg:d="M71250 39511h502 2747 501" svg:viewBox="0 0 3751 1">
          <text:p/>
        </draw:connector>
        <draw:connector draw:style-name="gr27" draw:text-style-name="P8" draw:layer="layout" draw:type="lines" svg:x1="58cm" svg:y1="36.511cm" svg:x2="60cm" svg:y2="35.001cm" draw:start-shape="id24" draw:start-glue-point="7" draw:end-shape="id40" draw:end-glue-point="5" svg:d="M58000 36511h554l893-1510h553" svg:viewBox="0 0 2001 1511">
          <text:p/>
        </draw:connector>
        <draw:custom-shape draw:style-name="gr4" draw:text-style-name="P12" draw:layer="layout" svg:width="9cm" svg:height="2.981cm" svg:x="60cm" svg:y="40.511cm">
          <text:p text:style-name="P11"><text:span text:style-name="T4">Як Звернутись до депутат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5" draw:text-style-name="P4" draw:layer="layout" svg:width="8.5cm" svg:height="1.019cm" svg:x="60cm" svg:y="44.511cm">
          <text:p text:style-name="P3"><text:span text:style-name="T2">Написати коментар на офіційній ФБ сторінці депутата</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2" draw:text-style-name="P24" draw:layer="layout" svg:width="8.5cm" svg:height="1cm" svg:x="60cm" svg:y="43.511cm">
          <text:p text:style-name="P21"><text:span text:style-name="T7">Знайти на сайті ЛМР контакти помічника і записатись на прийом.</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2" draw:text-style-name="P16" xml:id="id43" draw:id="id43" draw:layer="layout" svg:width="1cm" svg:height="1cm" svg:x="70cm" svg:y="43.011cm">
          <text:p text:style-name="P15"><text:span text:style-name="T5">1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3" draw:text-style-name="P8" draw:layer="layout" draw:type="lines" svg:x1="69cm" svg:y1="45.011cm" svg:x2="70cm" svg:y2="45.011cm" draw:start-shape="id41" draw:start-glue-point="7" draw:end-shape="id42" draw:end-glue-point="3" svg:d="M69000 45011h502-3 501" svg:viewBox="0 0 1001 1">
          <text:p/>
        </draw:connector>
        <draw:custom-shape draw:style-name="gr32" draw:text-style-name="P16" xml:id="id42" draw:id="id42" draw:layer="layout" svg:width="1cm" svg:height="1cm" svg:x="70cm" svg:y="44.5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34" draw:text-style-name="P8" draw:layer="layout" draw:type="lines" svg:x1="69cm" svg:y1="45.011cm" svg:x2="70cm" svg:y2="43.511cm" draw:start-shape="id41" draw:start-glue-point="7" draw:end-shape="id43" draw:end-glue-point="3" svg:d="M69000 45011h502l-3-1500h501" svg:viewBox="0 0 1001 1501">
          <text:p/>
        </draw:connector>
        <draw:custom-shape draw:style-name="gr38" draw:text-style-name="P23" draw:layer="layout" svg:width="8.5cm" svg:height="1cm" svg:x="60cm" svg:y="45.511cm">
          <text:p text:style-name="P5"><text:span text:style-name="T3">Навряд чи на таку зустріч хтось прийде</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9" draw:text-style-name="P16" xml:id="id44" draw:id="id44" draw:layer="layout" svg:width="1.25cm" svg:height="1cm" svg:x="70cm" svg:y="46.0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40" draw:text-style-name="P8" draw:layer="layout" draw:type="lines" svg:x1="69cm" svg:y1="45.011cm" svg:x2="70cm" svg:y2="46.511cm" draw:start-shape="id41" draw:start-glue-point="7" draw:end-shape="id44" draw:end-glue-point="3" svg:d="M69000 45011h502l-3 1500h501" svg:viewBox="0 0 1001 1501">
          <text:p/>
        </draw:connector>
        <draw:custom-shape draw:style-name="gr28" draw:text-style-name="P13" xml:id="id41" draw:id="id41" draw:layer="layout" svg:width="1cm" svg:height="1cm" svg:x="68cm" svg:y="44.511cm">
          <text:p/>
          <draw:enhanced-geometry svg:viewBox="0 0 21600 21600" draw:glue-points="10800 0 0 10800 10800 21600 21600 10800" draw:text-areas="5400 5400 16200 16200" draw:type="diamond" draw:enhanced-path="M 10800 0 L 21600 10800 10800 21600 0 10800 10800 0 Z N"/>
        </draw:custom-shape>
        <draw:connector draw:style-name="gr34" draw:text-style-name="P8" draw:layer="layout" draw:type="lines" svg:x1="71cm" svg:y1="43.511cm" svg:x2="75cm" svg:y2="39.511cm" draw:start-shape="id43" draw:start-glue-point="1" draw:end-shape="id33" draw:end-glue-point="3" svg:d="M71000 43511h502l2997-4000h501" svg:viewBox="0 0 4001 4001">
          <text:p/>
        </draw:connector>
        <draw:connector draw:style-name="gr33" draw:text-style-name="P8" draw:layer="layout" draw:type="lines" svg:x1="71cm" svg:y1="45.011cm" svg:x2="75cm" svg:y2="39.511cm" draw:start-shape="id42" draw:start-glue-point="1" draw:end-shape="id33" draw:end-glue-point="3" svg:d="M71000 45011h502l2997-5500h501" svg:viewBox="0 0 4001 5501">
          <text:p/>
        </draw:connector>
        <draw:connector draw:style-name="gr40" draw:text-style-name="P8" draw:layer="layout" draw:type="lines" svg:x1="71.25cm" svg:y1="46.511cm" svg:x2="75cm" svg:y2="39.511cm" draw:start-shape="id44" draw:start-glue-point="1" draw:end-shape="id33" draw:end-glue-point="3" svg:d="M71250 46511h502l2747-7000h501" svg:viewBox="0 0 3751 7001">
          <text:p/>
        </draw:connector>
        <draw:connector draw:style-name="gr40" draw:text-style-name="P8" draw:layer="layout" draw:type="lines" svg:x1="58cm" svg:y1="50.511cm" svg:x2="70cm" svg:y2="50.511cm" draw:start-shape="id28" draw:start-glue-point="7" draw:end-shape="id45" draw:end-glue-point="3" svg:d="M58000 50511h554 10945 501" svg:viewBox="0 0 12001 1">
          <text:p/>
        </draw:connector>
        <draw:custom-shape draw:style-name="gr39" draw:text-style-name="P16" xml:id="id45" draw:id="id45" draw:layer="layout" svg:width="1.25cm" svg:height="1cm" svg:x="70cm" svg:y="50.011cm">
          <text:p text:style-name="P15"><text:span text:style-name="T5">0</text:span></text:p>
          <draw:enhanced-geometry svg:viewBox="0 0 21600 21600" draw:text-areas="0 0 21600 21600" draw:type="pentagon-right" draw:modifiers="0" draw:enhanced-path="M 0 0 L ?f0 0 21600 10800 ?f0 21600 0 21600 Z N">
            <draw:equation draw:name="f0" draw:formula="$0 "/>
            <draw:handle draw:handle-position="$0 top" draw:handle-range-x-minimum="0" draw:handle-range-x-maximum="21600"/>
          </draw:enhanced-geometry>
        </draw:custom-shape>
        <draw:connector draw:style-name="gr40" draw:text-style-name="P8" draw:layer="layout" draw:type="lines" svg:x1="71.25cm" svg:y1="50.511cm" svg:x2="75cm" svg:y2="39.511cm" draw:start-shape="id45" draw:start-glue-point="1" draw:end-shape="id33" draw:end-glue-point="3" svg:d="M71250 50511h502l2747-11000h501" svg:viewBox="0 0 3751 11001">
          <text:p/>
        </draw:connector>
        <draw:custom-shape draw:style-name="gr43" draw:text-style-name="P17" xml:id="id46" draw:id="id46" draw:layer="layout" svg:width="1cm" svg:height="1cm" svg:x="42cm" svg:y="41.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6" draw:text-style-name="P8" draw:layer="layout" draw:line-skew="12.737cm" svg:x1="42.5cm" svg:y1="42.761cm" svg:x2="80.875cm" svg:y2="31.325cm" draw:start-shape="id46" draw:start-glue-point="8" draw:end-shape="id12" draw:end-glue-point="8" svg:d="M42500 42761v13239h38375v-24675" svg:viewBox="0 0 38376 24676">
          <text:p/>
        </draw:connector>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3" draw:display-name="Arrowheads 3" svg:viewBox="0 0 20 20" svg:d="M0 20l10-20 10 20z"/>
    <draw:marker draw:name="Arrowheads_20_5" draw:display-name="Arrowheads 5" svg:viewBox="0 0 20 20" svg:d="M0 20l10-20 10 20z"/>
    <draw:marker draw:name="Arrowheads_20_7" draw:display-name="Arrowheads 7" svg:viewBox="0 0 20 20" svg:d="M0 20l10-20 10 20z"/>
    <draw:marker draw:name="Arrowheads_20_8" draw:display-name="Arrowheads 8"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uk" fo:country="UA"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84.1cm" fo:page-height="5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08T11:57:56.366000000</meta:creation-date>
    <dc:date>2021-09-23T11:52:21.772000000</dc:date>
    <meta:editing-duration>PT20H12M15S</meta:editing-duration>
    <meta:editing-cycles>5</meta:editing-cycles>
    <meta:generator>LibreOffice/7.2.0.4$Windows_X86_64 LibreOffice_project/9a9c6381e3f7a62afc1329bd359cc48accb6435b</meta:generator>
    <meta:document-statistic meta:object-count="121"/>
  </office:meta>
</office:document-meta>
</file>